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1.658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921cm" fo:break-before="auto" style:use-optimal-row-height="true"/>
    </style:style>
    <style:style style:name="ro7" style:family="table-row">
      <style:table-row-properties style:row-height="2.263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974cm" fo:break-before="auto" style:use-optimal-row-height="true"/>
    </style:style>
    <style:style style:name="ro10" style:family="table-row">
      <style:table-row-properties style:row-height="2.369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0-19_10-25-58_000.jpg</text:p>
          </table:table-cell>
          <table:table-cell office:value-type="string">
            <text:p>:m 食べた物　間食 / ヨーグルト / +=クッキー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0-19_11-07-51_000.jpg</text:p>
          </table:table-cell>
          <table:table-cell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0-19_14-45-02_000.png</text:p>
          </table:table-cell>
          <table:table-cell office:value-type="string">
            <text:p>:m 読みたい本 / 『明治文學全集　８７　明治宗教文學集　１』 / 著者=福田、著者代表　吉田久一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8-10-19_14-45-57_000.png</text:p>
          </table:table-cell>
          <table:table-cell office:value-type="string">
            <text:p>:m 読みたい本 / 『老幼夢幻』 / 著者=若杉慧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8-10-19_14-55-24_000.png</text:p>
          </table:table-cell>
          <table:table-cell office:value-type="string">
            <text:p>-*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8-10-19_15-54-45_000.jpg</text:p>
          </table:table-cell>
          <table:table-cell office:value-type="string">
            <text:p>:m 1-2*5 RES / 245 / 『相対性理論』　メラー　永田恒夫、伊藤大介、訳 / p.36</text:p>
          </table:table-cell>
          <table:table-cell table:number-columns-repeated="3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2018-10-19_15-55-11_000.jpg</text:p>
          </table:table-cell>
          <table:table-cell office:value-type="string">
            <text:p>:m 3-4*5 RES / 245 / 『相対性理論』　メラー　永田恒夫、伊藤大介、訳 / p.36</text:p>
          </table:table-cell>
          <table:table-cell table:number-columns-repeated="3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2018-10-19_15-55-29_000.jpg</text:p>
          </table:table-cell>
          <table:table-cell office:value-type="string">
            <text:p>:m 5*5 RES / 245 / 『相対性理論』　メラー　永田恒夫、伊藤大介、訳 / p.36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8-10-19_16-49-21_000.jpg</text:p>
          </table:table-cell>
          <table:table-cell office:value-type="string">
            <text:p>:m 食べた物　間食 / ヨーグルト / += </text:p>
          </table:table-cell>
          <table:table-cell table:number-columns-repeated="3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2018-10-19_17-19-26_000.jpg</text:p>
          </table:table-cell>
          <table:table-cell office:value-type="string">
            <text:p>:bookmemo / 読んだ本 / 『観音経入門』 / 著者=松原泰道</text:p>
          </table:table-cell>
          <table:table-cell table:number-columns-repeated="3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2018-10-19_17-42-11_000.jpg</text:p>
          </table:table-cell>
          <table:table-cell table:style-name="ce4" office:value-type="string">
            <text:p>:m 読みたい本 / ジャンル　分野　リスト / 文春新書　『デフレはなぜ怖いのか』、裏表紙 / genre=アジア、政治</text:p>
          </table:table-cell>
          <table:table-cell table:number-columns-repeated="3"/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2018-10-19_17-42-36_000.jpg</text:p>
          </table:table-cell>
          <table:table-cell table:style-name="ce4" office:value-type="string">
            <text:p>:m 読みたい本 / ジャンル　分野　リスト / 文春新書　『デフレはなぜ怖いのか』、裏表紙 / genre=１０月新刊、シェークスピアは誰ですか？</text:p>
          </table:table-cell>
          <table:table-cell table:number-columns-repeated="3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2018-10-19_18-08-41_000.jpg</text:p>
          </table:table-cell>
          <table:table-cell office:value-type="string">
            <text:p>:m 1*1 RES / 245 / 『デフレはなぜ怖いのか』　原田泰 / p.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8-10-19_20-10-54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8-10-20_04-48-56_000.png</text:p>
          </table:table-cell>
          <table:table-cell office:value-type="string">
            <text:p>:m :PHOTO 起きた時刻 / 20181020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8-10-20_04-49-18_000.jpg</text:p>
          </table:table-cell>
          <table:table-cell office:value-type="string">
            <text:p>:m 食べた物　間食 / ヨーグルト / += 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8-10-20_05-25-20_000.jp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2018-10-20_05-25-24_000.jpg</text:p>
          </table:table-cell>
          <table:table-cell table:style-name="ce4" office:value-type="string">
            <text:p>:m 東和 181020 / 蔵前駅 / 蔵前４丁目計画 / 出発時、家の前 / N-35-35-28.23 E-139-34-49.71</text:p>
          </table:table-cell>
          <table:table-cell table:number-columns-repeated="3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2018-10-20_05-25-35_000.jpg</text:p>
          </table:table-cell>
          <table:table-cell table:style-name="ce4" office:value-type="string">
            <text:p>:m 東和 181020 / 蔵前駅 / 蔵前４丁目計画 / 出発時、腕時計 / N-35-35-28.46 E-139-34-49.71</text:p>
          </table:table-cell>
          <table:table-cell table:number-columns-repeated="3"/>
        </table:table-row>
        <table:table-row table:style-name="ro9">
          <table:table-cell office:value-type="float" office:value="20">
            <text:p>20</text:p>
          </table:table-cell>
          <table:table-cell office:value-type="string">
            <text:p>2018-10-20_06-58-49_000.jpg</text:p>
          </table:table-cell>
          <table:table-cell table:style-name="ce4" office:value-type="string">
            <text:p>:m 東和 181020 / 蔵前駅 / 蔵前４丁目計画 / 現場への途中、店舗、歯科医、ナウシカのイラスト / N-35-42-10.33 E-139-47-25.68</text:p>
          </table:table-cell>
          <table:table-cell table:number-columns-repeated="3"/>
        </table:table-row>
        <table:table-row table:style-name="ro9">
          <table:table-cell office:value-type="float" office:value="21">
            <text:p>21</text:p>
          </table:table-cell>
          <table:table-cell office:value-type="string">
            <text:p>2018-10-20_06-58-57_000.jpg</text:p>
          </table:table-cell>
          <table:table-cell table:style-name="ce4" office:value-type="string">
            <text:p>:m 東和 181020 / 蔵前駅 / 蔵前４丁目計画 / 現場への途中、店舗、歯科医、ナウシカのイラスト / N-35-42-10.77 E-139-47-25.24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8-10-20_06-58-57_001.jpg</text:p>
          </table:table-cell>
          <table:table-cell office:value-type="string">
            <text:p>-* / N-35-42-10.77 E-139-47-25.24</text:p>
          </table:table-cell>
          <table:table-cell table:number-columns-repeated="3"/>
        </table:table-row>
        <table:table-row table:style-name="ro10">
          <table:table-cell office:value-type="float" office:value="23">
            <text:p>23</text:p>
          </table:table-cell>
          <table:table-cell office:value-type="string">
            <text:p>2018-10-20_07-00-56_000.jpg</text:p>
          </table:table-cell>
          <table:table-cell table:style-name="ce4" office:value-type="string">
            <text:p>:m 東和 181020 / 蔵前駅 / 蔵前４丁目計画 / 現場への途中、店舗、古美術、兵馬俑坑、兵士の塑像 / N-35-42-10.23 E-139-47-21.45</text:p>
          </table:table-cell>
          <table:table-cell table:number-columns-repeated="3"/>
        </table:table-row>
        <table:table-row table:style-name="ro11">
          <table:table-cell office:value-type="float" office:value="24">
            <text:p>24</text:p>
          </table:table-cell>
          <table:table-cell office:value-type="string">
            <text:p>2018-10-20_07-04-33_000.jpg</text:p>
          </table:table-cell>
          <table:table-cell table:style-name="ce4" office:value-type="string">
            <text:p>:m 東和 181020sa / PHOTO 現場状況 / 蔵前駅 / 蔵前４丁目計画 / １名 / 日建様（リンク・トラスト） / N-35-42-10.32 E-139-47-18.65</text:p>
          </table:table-cell>
          <table:table-cell table:number-columns-repeated="3"/>
        </table:table-row>
        <table:table-row table:style-name="ro11">
          <table:table-cell office:value-type="float" office:value="25">
            <text:p>25</text:p>
          </table:table-cell>
          <table:table-cell office:value-type="string">
            <text:p>2018-10-20_07-04-45_000.jpg</text:p>
          </table:table-cell>
          <table:table-cell table:style-name="ce4" office:value-type="string">
            <text:p>:m 東和 181020sa / PHOTO 現場状況 / 蔵前駅 / 蔵前４丁目計画 / １名 / 日建様（リンク・トラスト） / N-35-42-10.33 E-139-47-18.65</text:p>
          </table:table-cell>
          <table:table-cell table:number-columns-repeated="3"/>
        </table:table-row>
        <table:table-row table:style-name="ro11">
          <table:table-cell office:value-type="float" office:value="26">
            <text:p>26</text:p>
          </table:table-cell>
          <table:table-cell office:value-type="string">
            <text:p>2018-10-20_07-04-50_000.jpg</text:p>
          </table:table-cell>
          <table:table-cell table:style-name="ce4" office:value-type="string">
            <text:p>:m 東和 181020sa / PHOTO 現場状況 / 蔵前駅 / 蔵前４丁目計画 / １名 / 日建様（リンク・トラスト） / N-35-42-10.36 E-139-47-18.65</text:p>
          </table:table-cell>
          <table:table-cell table:number-columns-repeated="3"/>
        </table:table-row>
        <table:table-row table:style-name="ro11">
          <table:table-cell office:value-type="float" office:value="27">
            <text:p>27</text:p>
          </table:table-cell>
          <table:table-cell office:value-type="string">
            <text:p>2018-10-20_07-04-52_000.jpg</text:p>
          </table:table-cell>
          <table:table-cell table:style-name="ce4" office:value-type="string">
            <text:p>:m 東和 181020sa / PHOTO 現場状況 / 蔵前駅 / 蔵前４丁目計画 / １名 / 日建様（リンク・トラスト） / N-35-42-10.36 E-139-47-18.65</text:p>
          </table:table-cell>
          <table:table-cell table:number-columns-repeated="3"/>
        </table:table-row>
        <table:table-row table:style-name="ro11">
          <table:table-cell office:value-type="float" office:value="28">
            <text:p>28</text:p>
          </table:table-cell>
          <table:table-cell office:value-type="string">
            <text:p>2018-10-20_07-04-58_000.jpg</text:p>
          </table:table-cell>
          <table:table-cell table:style-name="ce4" office:value-type="string">
            <text:p>:m 東和 181020sa / PHOTO 現場状況 / 蔵前駅 / 蔵前４丁目計画 / １名 / 日建様（リンク・トラスト） / N-35-42-10.23 E-139-47-18.76</text:p>
          </table:table-cell>
          <table:table-cell table:number-columns-repeated="3"/>
        </table:table-row>
        <table:table-row table:style-name="ro11">
          <table:table-cell office:value-type="float" office:value="29">
            <text:p>29</text:p>
          </table:table-cell>
          <table:table-cell office:value-type="string">
            <text:p>2018-10-20_07-23-17_000.jpg</text:p>
          </table:table-cell>
          <table:table-cell table:style-name="ce4" office:value-type="string">
            <text:p>:m 東和 181020sa / PHOTO 現場状況 / 蔵前駅 / 蔵前４丁目計画 / １名 / 日建様（リンク・トラスト） / N-35-42-10.04 E-139-47-18.7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8-10-20_08-32-04_000.jpg</text:p>
          </table:table-cell>
          <table:table-cell office:value-type="string">
            <text:p>-* / N-35-41-58.41 E-139-47-13.98</text:p>
          </table:table-cell>
          <table:table-cell table:number-columns-repeated="3"/>
        </table:table-row>
        <table:table-row table:style-name="ro11">
          <table:table-cell office:value-type="float" office:value="31">
            <text:p>31</text:p>
          </table:table-cell>
          <table:table-cell office:value-type="string">
            <text:p>2018-10-20_14-46-19_000.jpg</text:p>
          </table:table-cell>
          <table:table-cell table:style-name="ce4" office:value-type="string">
            <text:p>:m 東和 181020sa / PHOTO 現場状況 / 蔵前駅 / 蔵前４丁目計画 / １名 / 日建様（リンク・トラスト） / N-35-42-9.9 E-139-47-18.59</text:p>
          </table:table-cell>
          <table:table-cell table:number-columns-repeated="3"/>
        </table:table-row>
        <table:table-row table:style-name="ro11">
          <table:table-cell office:value-type="float" office:value="32">
            <text:p>32</text:p>
          </table:table-cell>
          <table:table-cell office:value-type="string">
            <text:p>2018-10-20_14-46-25_000.jpg</text:p>
          </table:table-cell>
          <table:table-cell table:style-name="ce4" office:value-type="string">
            <text:p>:m 東和 181020sa / PHOTO 現場状況 / 蔵前駅 / 蔵前４丁目計画 / １名 / 日建様（リンク・トラスト） / N-35-42-9.74 E-139-47-18.43</text:p>
          </table:table-cell>
          <table:table-cell table:number-columns-repeated="3"/>
        </table:table-row>
        <table:table-row table:style-name="ro11">
          <table:table-cell office:value-type="float" office:value="33">
            <text:p>33</text:p>
          </table:table-cell>
          <table:table-cell office:value-type="string">
            <text:p>2018-10-20_14-46-41_000.jpg</text:p>
          </table:table-cell>
          <table:table-cell table:style-name="ce4" office:value-type="string">
            <text:p>:m 東和 181020sa / PHOTO 現場状況 / 蔵前駅 / 蔵前４丁目計画 / １名 / 日建様（リンク・トラスト） / N-35-42-9.96 E-139-47-18.98</text:p>
          </table:table-cell>
          <table:table-cell table:number-columns-repeated="3"/>
        </table:table-row>
        <table:table-row table:style-name="ro11">
          <table:table-cell office:value-type="float" office:value="34">
            <text:p>34</text:p>
          </table:table-cell>
          <table:table-cell office:value-type="string">
            <text:p>2018-10-20_14-47-45_000.jpg</text:p>
          </table:table-cell>
          <table:table-cell table:style-name="ce4" office:value-type="string">
            <text:p>:m 東和 181020sa / PHOTO 現場状況 / 蔵前駅 / 蔵前４丁目計画 / １名 / 日建様（リンク・トラスト） / N-35-42-10.04 E-139-47-17.88</text:p>
          </table:table-cell>
          <table:table-cell table:number-columns-repeated="3"/>
        </table:table-row>
        <table:table-row table:style-name="ro11">
          <table:table-cell office:value-type="float" office:value="35">
            <text:p>35</text:p>
          </table:table-cell>
          <table:table-cell office:value-type="string">
            <text:p>2018-10-20_14-47-49_000.jpg</text:p>
          </table:table-cell>
          <table:table-cell table:style-name="ce4" office:value-type="string">
            <text:p>:m 東和 181020sa / PHOTO 現場状況 / 蔵前駅 / 蔵前４丁目計画 / １名 / 日建様（リンク・トラスト） / N-35-42-9.14 E-139-47-19.69</text:p>
          </table:table-cell>
          <table:table-cell table:number-columns-repeated="3"/>
        </table:table-row>
        <table:table-row table:style-name="ro11">
          <table:table-cell office:value-type="float" office:value="36">
            <text:p>36</text:p>
          </table:table-cell>
          <table:table-cell office:value-type="string">
            <text:p>2018-10-20_14-47-59_000.jpg</text:p>
          </table:table-cell>
          <table:table-cell table:style-name="ce4" office:value-type="string">
            <text:p>:m 東和 181020sa / PHOTO 現場状況 / 蔵前駅 / 蔵前４丁目計画 / １名 / 日建様（リンク・トラスト） / N-35-42-10.37 E-139-47-19.42</text:p>
          </table:table-cell>
          <table:table-cell table:number-columns-repeated="3"/>
        </table:table-row>
        <table:table-row table:style-name="ro12">
          <table:table-cell office:value-type="float" office:value="37">
            <text:p>37</text:p>
          </table:table-cell>
          <table:table-cell office:value-type="string">
            <text:p>2018-10-20_17-24-58_000.jpg</text:p>
          </table:table-cell>
          <table:table-cell table:style-name="ce4" office:value-type="string">
            <text:p>:m 東和 181020sa / 日報 / 蔵前駅 / 蔵前４丁目計画 / １名 / 日建様（リンク・トラスト） / N-35-35-27.87 E-139-34-49.05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8-10-20_17-25-46_000.jpg</text:p>
          </table:table-cell>
          <table:table-cell office:value-type="string">
            <text:p>:m 食べた物　間食 / ヨーグルト / += 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2018-10-20_20-20-29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018-10-20_22-26-17_000.jpg</text:p>
          </table:table-cell>
          <table:table-cell office:value-type="string">
            <text:p>:m 記録 / 身体 / 足の裏 / 水虫 / 右足 </text:p>
          </table:table-cell>
          <table:table-cell table:number-columns-repeated="3"/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2018-10-20_22-47-38_000.jpg</text:p>
          </table:table-cell>
          <table:table-cell office:value-type="string">
            <text:p>:bookmemo / 読んだ本 / 『医師・医学部のウラとオモテ』 / 著者=中村正志</text:p>
          </table:table-cell>
          <table:table-cell table:number-columns-repeated="3"/>
        </table:table-row>
        <table:table-row table:style-name="ro13">
          <table:table-cell office:value-type="float" office:value="42">
            <text:p>42</text:p>
          </table:table-cell>
          <table:table-cell office:value-type="string">
            <text:p>2018-10-21_00-36-49_000.jpg</text:p>
          </table:table-cell>
          <table:table-cell office:value-type="string">
            <text:p>:m other / log / 寝る前　ウェブ閲覧　記録　（for オナニー） / 未了 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018-10-21_06-21-20_000.png</text:p>
          </table:table-cell>
          <table:table-cell office:value-type="string">
            <text:p>:m :PHOTO 起きた時刻 / 20181021</text:p>
          </table:table-cell>
          <table:table-cell table:number-columns-repeated="3"/>
        </table:table-row>
        <table:table-row table:style-name="ro14">
          <table:table-cell table:number-columns-repeated="6"/>
        </table:table-row>
        <table:table-row table:style-name="ro14" table:number-rows-repeated="2">
          <table:table-cell table:number-columns-repeated="2"/>
          <table:table-cell table:style-name="ce4"/>
          <table:table-cell table:number-columns-repeated="3"/>
        </table:table-row>
        <table:table-row table:style-name="ro14" table:number-rows-repeated="9">
          <table:table-cell table:number-columns-repeated="6"/>
        </table:table-row>
        <table:table-row table:style-name="ro14" table:number-rows-repeated="4">
          <table:table-cell table:number-columns-repeated="2"/>
          <table:table-cell table:style-name="ce4"/>
          <table:table-cell table:number-columns-repeated="3"/>
        </table:table-row>
        <table:table-row table:style-name="ro14" table:number-rows-repeated="4">
          <table:table-cell table:number-columns-repeated="6"/>
        </table:table-row>
        <table:table-row table:style-name="ro14" table:number-rows-repeated="9">
          <table:table-cell table:number-columns-repeated="2"/>
          <table:table-cell table:style-name="ce4"/>
          <table:table-cell table:number-columns-repeated="3"/>
        </table:table-row>
        <table:table-row table:style-name="ro14" table:number-rows-repeated="6">
          <table:table-cell table:number-columns-repeated="4"/>
          <table:table-cell table:style-name="Default"/>
          <table:table-cell/>
        </table:table-row>
        <table:table-row table:style-name="ro14" table:number-rows-repeated="7">
          <table:table-cell table:number-columns-repeated="4"/>
          <table:table-cell table:style-name="Default" table:number-columns-repeated="2"/>
        </table:table-row>
        <table:table-row table:style-name="ro14" table:number-rows-repeated="16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14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14">
          <table:table-cell table:number-columns-repeated="2"/>
          <table:table-cell table:style-name="ce1" office:value-type="float" office:value="20">
            <text:p>20</text:p>
          </table:table-cell>
          <table:table-cell/>
          <table:table-cell table:style-name="Default" table:number-columns-repeated="2"/>
        </table:table-row>
        <table:table-row table:style-name="ro14">
          <table:table-cell table:number-columns-repeated="2"/>
          <table:table-cell table:style-name="ce1" office:value-type="float" office:value="44">
            <text:p>44</text:p>
          </table:table-cell>
          <table:table-cell/>
          <table:table-cell table:style-name="Default" table:number-columns-repeated="2"/>
        </table:table-row>
        <table:table-row table:style-name="ro14" table:number-rows-repeated="9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14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4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44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4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44];&quot;-\*&quot;)" office:value-type="float" office:value="2">
            <text:p>2</text:p>
          </table:table-cell>
          <table:table-cell/>
          <table:table-cell table:style-name="Default" table:number-columns-repeated="2"/>
        </table:table-row>
        <table:table-row table:style-name="ro14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4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44])" office:value-type="float" office:value="43">
            <text:p>43</text:p>
          </table:table-cell>
          <table:table-cell/>
          <table:table-cell table:style-name="Default" table:number-columns-repeated="2"/>
        </table:table-row>
        <table:table-row table:style-name="ro14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4">
          <table:table-cell/>
          <table:table-cell table:style-name="ce2" office:value-type="string">
            <text:p>:m XXX</text:p>
          </table:table-cell>
          <table:table-cell table:style-name="Default" table:formula="of:=COUNTIF([.$C$2:.$C44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44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44];[.B124]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2018/10/21</text:date>, <text:time>07:15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21T07:15:22.99</dc:date>
    <dc:creator>iwabuchi ken</dc:creator>
    <meta:editing-duration>P5DT9H33M27S</meta:editing-duration>
    <meta:editing-cycles>1854</meta:editing-cycles>
    <meta:document-statistic meta:table-count="1" meta:cell-count="151" meta:object-count="0"/>
  </office:meta>
</office:document-meta>
</file>